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entury Schoolbook L1" svg:font-family="'Century Schoolbook L'" style:font-adornments="Bold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margin-top="4.99mm" fo:margin-bottom="3mm"/>
    </style:style>
    <style:style style:name="T1" style:family="text"/>
    <style:style style:name="T2" style:family="text">
      <style:text-properties style:font-name="Courier New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mm" fo:margin-right="0mm" style:vertical-pos="from-top" style:vertical-rel="page" style:horizontal-pos="from-left" style:horizontal-rel="page" fo:background-color="transparent" style:background-transparency="100%" fo:padding="1.01mm" fo:border-left="none" fo:border-right="none" fo:border-top="0.18mm solid #000000" fo:border-bottom="none" style:shadow="none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9.72mm" svg:y="271.2mm" svg:width="170.27mm" draw:z-index="0">
        <draw:text-box fo:min-height="0.41mm">
          <text:p text:style-name="Frame_20_contents">A dokumentum legfrissebb verziója a <text:a xlink:type="simple" xlink:href="http://hg8lhs.ham.hu/publications/arm2.pdf">http://hg8lhs.ham.hu/publications/arm2.pdf</text:a> címen érhető el.</text:p>
        </draw:text-box>
      </draw:frame>
      <text:h text:style-name="Heading_20_1" text:outline-level="1">Az ARM előadás tematikája</text:h>
      <text:list xml:id="list511286407" text:style-name="L1">
        <text:list-item>
          <text:p text:style-name="P1">Miért éppen ARM?</text:p>
        </text:list-item>
        <text:list-item>
          <text:p text:style-name="P1">Áttekintés</text:p>
          <text:list>
            <text:list-item>
              <text:p text:style-name="P1">processzor családok: ARM7, ARM9 és ARM11 vs. Cortex A5, A8, A9 és M0, M1, M3</text:p>
            </text:list-item>
            <text:list-item>
              <text:p text:style-name="P1">„klasszikus” ARM vs. Cortex–M3</text:p>
            </text:list-item>
          </text:list>
        </text:list-item>
        <text:list-item>
          <text:p text:style-name="P1">Utasítások</text:p>
          <text:list>
            <text:list-item>
              <text:p text:style-name="P1">ARM (32 bit), Thumb (16 bit), Thumb2 (16 vagy 32 bit)</text:p>
            </text:list-item>
            <text:list-item>
              <text:p text:style-name="P1">váltás az utasításkészletek között</text:p>
            </text:list-item>
            <text:list-item>
              <text:p text:style-name="P1">címek utolsó bitjei</text:p>
            </text:list-item>
          </text:list>
        </text:list-item>
        <text:list-item>
          <text:p text:style-name="P1">Regiszterkészlet</text:p>
          <text:list>
            <text:list-item>
              <text:p text:style-name="P1">általános regiszterek</text:p>
            </text:list-item>
            <text:list-item>
              <text:p text:style-name="P1">speciális regiszterek</text:p>
            </text:list-item>
            <text:list-item>
              <text:p text:style-name="P1">státuszregiszterek</text:p>
            </text:list-item>
            <text:list-item>
              <text:p text:style-name="P1">processzor regiszterek</text:p>
            </text:list-item>
          </text:list>
        </text:list-item>
        <text:list-item>
          <text:p text:style-name="P1">Processzor üzemmódok és vermek</text:p>
          <text:list>
            <text:list-item>
              <text:p text:style-name="P1">Klasszikus ARM: supervisor, system, user, irq, fiq, undefined, abort</text:p>
            </text:list-item>
            <text:list-item>
              <text:p text:style-name="P1">Cortex–M3: thread, hander, user</text:p>
            </text:list-item>
          </text:list>
        </text:list-item>
        <text:list-item>
          <text:p text:style-name="P1">Memóriatérkép</text:p>
          <text:list>
            <text:list-item>
              <text:p text:style-name="P1">beépített FLASH, beépített RAM, perifériák és külső memóriák, rendszerperifériák</text:p>
            </text:list-item>
            <text:list-item>
              <text:p text:style-name="P1">BOOT szekvencia, megszakítási rutinok</text:p>
            </text:list-item>
          </text:list>
        </text:list-item>
        <text:list-item>
          <text:p text:style-name="P1">Programfejlesztés kezdőlépései</text:p>
          <text:list>
            <text:list-item>
              <text:p text:style-name="P1"><text:span text:style-name="T2">binutils</text:span>, <text:span text:style-name="T2">gcc</text:span>, <text:span text:style-name="T2">gdb</text:span>, és <text:span text:style-name="T2">libc</text:span> letöltése</text:p>
            </text:list-item>
            <text:list-item>
              <text:p text:style-name="P1"><text:span text:style-name="T2">arm-none-linux-gnueabi-gcc</text:span> paraméterezése, a processzor kiválasztása</text:p>
            </text:list-item>
            <text:list-item>
              <text:p text:style-name="P1"><text:span text:style-name="T2">Makefile</text:span> készítése</text:p>
            </text:list-item>
            <text:list-item>
              <text:p text:style-name="P1">a megszakítási vektortábla elkészítése C nyelven, a verem beállítása</text:p>
            </text:list-item>
            <text:list-item>
              <text:p text:style-name="P1">a linker script összeállítása a memóriatérkép alapján</text:p>
            </text:list-item>
          </text:list>
        </text:list-item>
        <text:list-item>
          <text:p text:style-name="P1">Letöltés</text:p>
          <text:list>
            <text:list-item>
              <text:p text:style-name="P1"><text:span text:style-name="T2">OpenOCD</text:span> letöltése, fordítása, konfigurálása</text:p>
            </text:list-item>
            <text:list-item>
              <text:p text:style-name="P1">bináris program FLASH-be írása</text:p>
            </text:list-item>
            <text:list-item>
              <text:p text:style-name="P1">debug-olás <text:span text:style-name="T2">arm-none-linux-gnueabi-gdbtui</text:span>-val</text:p>
            </text:list-item>
          </text:list>
        </text:list-item>
        <text:list-item>
          <text:p text:style-name="P1">Programfejlesztés következő lépései</text:p>
          <text:list>
            <text:list-item>
              <text:p text:style-name="P1">globális változók inicializálása, a <text:span text:style-name="T2">volatile</text:span> kulcsszó</text:p>
            </text:list-item>
            <text:list-item>
              <text:p text:style-name="P1">perifériaregiszterek leképezés C struktúrákkal, pointerekkel</text:p>
            </text:list-item>
            <text:list-item>
              <text:p text:style-name="P1">perifériakezelés</text:p>
            </text:list-item>
            <text:list-item>
              <text:p text:style-name="P1">megszakításkezelés, megszakítási rutinok, top half, softirq, kölcsönös kizárás, szemaforok, üzenetsorok</text:p>
            </text:list-item>
          </text:list>
        </text:list-item>
      </text:list>
      <text:p text:style-name="P2">C teszt: miért „3”-at ír ki?</text:p>
      <text:p text:style-name="Source_20_code">#include &lt;stdio.h&gt;</text:p>
      <text:p text:style-name="Source_20_code"></text:p>
      <text:p text:style-name="Source_20_code"><text:span text:style-name="T3">int</text:span> main(<text:span text:style-name="T3">int</text:span> argc, <text:span text:style-name="T3">char</text:span> **argv) {</text:p>
      <text:p text:style-name="Source_20_code"><text:s text:c="4"/><text:span text:style-name="T3">struct</text:span> _t {</text:p>
      <text:p text:style-name="Source_20_code"><text:s text:c="8"/><text:span text:style-name="T3">int</text:span> c, d;</text:p>
      <text:p text:style-name="Source_20_code"><text:s text:c="8"/><text:span text:style-name="T3">int</text:span> *q[2];</text:p>
      <text:p text:style-name="Source_20_code"><text:s text:c="4"/>} a[2] = { {}, { .q = { &amp;a[0].c, &amp;a[0].d } } }, *b = a, **c = &amp;b;</text:p>
      <text:p text:style-name="Source_20_code"></text:p>
      <text:p text:style-name="Source_20_code"><text:s text:c="4"/>*c[0][1].q[1] = 3;</text:p>
      <text:p text:style-name="Source_20_code"></text:p>
      <text:p text:style-name="Source_20_code"><text:s text:c="4"/>printf("%d\n", a[0].d);</text:p>
      <text:p text:style-name="Source_20_code"></text:p>
      <text:p text:style-name="Source_20_code"><text:s text:c="4"/><text:span text:style-name="T3">return</text:span> 0;</text:p>
      <text:p text:style-name="Source_20_code"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entury Schoolbook L1" svg:font-family="'Century Schoolbook L'" style:font-adornments="Bold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entury Schoolbook L" fo:font-size="10pt" fo:language="hu" fo:country="HU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Century Schoolbook L1" fo:font-size="14pt" fo:font-weight="bold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Frame_20_contents" style:display-name="Frame contents" style:family="paragraph" style:parent-style-name="Text_20_body" style:class="extra">
      <style:text-properties fo:font-size="10pt" fo:font-weight="normal" style:font-size-asian="10.5pt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ource_20_code" style:display-name="Source code" style:family="paragraph" style:parent-style-name="Text_20_body" style:class="text">
      <style:paragraph-properties fo:margin-left="0mm" fo:margin-right="0mm" fo:margin-top="0mm" fo:margin-bottom="0mm" fo:text-indent="0mm" style:auto-text-indent="false" fo:background-color="#e6e6ff" fo:padding="3mm" fo:border="0.02mm solid #b3b3b3" style:shadow="none">
        <style:background-image/>
      </style:paragraph-properties>
      <style:text-properties style:font-name="Courier New1" fo:font-size="8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uszenecker Róbert</meta:initial-creator>
    <meta:creation-date>2010-04-27T11:47:37</meta:creation-date>
    <dc:date>2010-04-29T08:55:02</dc:date>
    <dc:creator>Fuszenecker Róbert</dc:creator>
    <meta:editing-duration>PT04H32M25S</meta:editing-duration>
    <meta:editing-cycles>30</meta:editing-cycles>
    <meta:generator>OpenOffice.org/3.1$Unix OpenOffice.org_project/310m19$Build-9420</meta:generator>
    <meta:document-statistic meta:table-count="0" meta:image-count="0" meta:object-count="0" meta:page-count="1" meta:paragraph-count="51" meta:word-count="247" meta:character-count="1700"/>
  </office:meta>
</office:document-meta>
</file>